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4.1022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office:value-type="float" office:value="4013" table:formula="of:=SUM([.B2:.B52])" table:style-name="ce1">
            <text:p>4013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500" table:style-name="ce4">
            <text:p>500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office:value-type="float" office:value="70" table:style-name="ce4">
            <text:p>7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200" table:style-name="ce4">
            <text:p>200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68 <text:s/>Колбаса Особая ТМ Особый рецепт, 0,5 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office:value-type="float" office:value="50" table:style-name="ce4">
            <text:p>50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office:value-type="float" office:value="20" table:style-name="ce4">
            <text:p>20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office:value-type="float" office:value="10" table:style-name="ce4">
            <text:p>10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office:value-type="float" office:value="110" table:style-name="ce4">
            <text:p>11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180" table:style-name="ce4">
            <text:p>18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200" table:style-name="ce4">
            <text:p>2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25" table:style-name="ce4">
            <text:p>25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70" table:style-name="ce4">
            <text:p>7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office:value-type="float" office:value="300" table:style-name="ce4">
            <text:p>30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40 <text:s/>Колбаса Салями охотничья, ВЕС. ПОКОМ, кг</text:p>
          </table:table-cell>
          <table:table-cell office:value-type="float" office:value="6" table:style-name="ce4">
            <text:p>6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47 <text:s/>Сардельки Нежные, ВЕС. <text:s/>ПОКОМ, кг</text:p>
          </table:table-cell>
          <table:table-cell office:value-type="float" office:value="60" table:style-name="ce4">
            <text:p>6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90" table:style-name="ce4">
            <text:p>9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44 <text:s/>Колбаса Сервелат Кремлевский, ВЕС. ПОКОМ, кг</text:p>
          </table:table-cell>
          <table:table-cell office:value-type="float" office:value="40" table:style-name="ce4">
            <text:p>4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32" table:style-name="ce4">
            <text:p>32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300" table:style-name="ce4">
            <text:p>3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850" table:style-name="ce4">
            <text:p>85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office:value-type="float" office:value="110" table:style-name="ce4">
            <text:p>11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63 <text:s/>Шпикачки Стародворские, ВЕС. <text:s/>ПОКОМ, кг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office:value-type="float" office:value="90" table:style-name="ce4">
            <text:p>90</text:p>
          </table:table-cell>
          <table:table-cell table:number-columns-repeated="16382"/>
        </table:table-row>
        <table:table-row table:style-name="ro3" table:visibility="filter">
          <table:table-cell office:value-type="string" table:style-name="ce5">
            <text:p><text:s/>226 <text:s/>Колбаса Княжеская, с/к белков.обол в термоусад. пакете, ВЕС, ТМ Стародворье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4">
            <text:p>Ветчина Вязанка с индейкой вес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number-rows-repeated="1048524" table:style-name="ro2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B52" table:display-filter-buttons="true">
          <table:filter>
            <table:filter-condition table:field-number="1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3-09-11T06:37:23Z</dc:date>
    <meta:editing-cycles>42</meta:editing-cycles>
    <meta:editing-duration>PT46596S</meta:editing-duration>
  </office:meta>
</office:document-meta>
</file>